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ADE98C64AF08B497.png" manifest:media-type="image/png"/>
  <manifest:file-entry manifest:full-path="Pictures/10000000000001E000000180F219EE4CC060635C.png" manifest:media-type="image/png"/>
  <manifest:file-entry manifest:full-path="Pictures/10000000000001E0000001808A123C981E96277E.pdf" manifest:media-type="application/pdf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gr9" style:family="graphic" style:parent-style-name="objectwithoutfill">
      <style:graphic-properties svg:stroke-width="0.018cm" draw:marker-start="Rounded_20_short_20_Arrow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T7" style:family="text">
      <style:text-properties fo:color="#ff0000" fo:font-size="6pt" fo:text-shadow="1pt 1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X and Y Coordinate Prediction Accuracy Across Multiple Quantization 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D error distributio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32-bit </text:span></text:p>
          </draw:text-box>
        </draw:frame>
        <draw:frame draw:style-name="gr1" draw:text-style-name="P1" draw:layer="layout" svg:width="4.115cm" svg:height="3.302cm" svg:x="6.815cm" svg:y="0.987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7" draw:text-style-name="P8" draw:layer="layout" svg:width="2.58cm" svg:height="0.26cm" svg:x="7.474cm" svg:y="1.443cm">
          <draw:text-box>
            <text:p text:style-name="P2"><text:span text:style-name="T6">MAE = 9.92 cm </text:span><text:span text:style-name="T7">(+37 mm)</text:span></text:p>
          </draw:text-box>
        </draw:frame>
        <draw:frame draw:style-name="gr5" draw:text-style-name="P6" draw:layer="layout" svg:width="1.458cm" svg:height="0.179cm" svg:x="8.143cm" svg:y="1.101cm">
          <draw:text-box>
            <text:p><text:span text:style-name="T4">2D error distribution</text:span></text:p>
          </draw:text-box>
        </draw:frame>
        <draw:frame draw:style-name="gr8" draw:text-style-name="P9" draw:layer="layout" svg:width="4.104cm" svg:height="0.24cm" svg:x="6.792cm" svg:y="0.8cm">
          <draw:text-box>
            <text:p text:style-name="P2"><text:span text:style-name="T5">Fixed-Point 8-bit</text:span></text:p>
          </draw:text-box>
        </draw:frame>
        <draw:line draw:style-name="gr9" draw:text-style-name="P1" draw:layer="layout" svg:x1="9.718cm" svg:y1="2.824cm" svg:x2="11.035cm" svg:y2="2.824cm">
          <text:p/>
        </draw:line>
        <draw:frame draw:style-name="gr10" draw:text-style-name="P11" draw:layer="layout" svg:width="1.157cm" svg:height="0.477cm" svg:x="11.035cm" svg:y="2.582cm">
          <draw:text-box>
            <text:p text:style-name="P10"><text:span text:style-name="T5">Quantization</text:span></text:p>
            <text:p text:style-name="P10"><text:span text:style-name="T5">artifacts</text:span></text:p>
          </draw:text-box>
        </draw:frame>
        <draw:frame draw:style-name="gr4" draw:text-style-name="P5" draw:layer="layout" svg:width="0.637cm" svg:height="0.154cm" draw:transform="rotate (1.5707963267949) translate (10.686cm 2.768cm)">
          <draw:text-box>
            <text:p><text:span text:style-name="T3">Predi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7:06.414419276</dc:date>
    <meta:editing-duration>PT6H16M40S</meta:editing-duration>
    <meta:editing-cycles>111</meta:editing-cycles>
    <meta:document-statistic meta:object-count="13"/>
  </office:meta>
</office:document-meta>
</file>